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+[.B11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+[.B12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]+[.B13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]+[.B1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+[.B15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+[.B16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+[.B17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]+[.B18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]+[.B19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]+[.B20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+[.B21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]+[.B22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]+[.B23]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5]+[.B24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6]+[.B25]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7]+[.B26]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8]+[.B27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9]+[.B28]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0]+[.B29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1]+[.B30]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2]+[.B31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3]+[.B32]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4]+[.B33]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5]+[.B34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6]+[.B35]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+[.B36]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8]+[.B37]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9]+[.B38]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0]+[.B39]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1]+[.B40]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2]+[.B41]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3]+[.B42]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4]+[.B43]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5]+[.B44]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6]+[.B45]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7]+[.B46]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8]+[.B47]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9]+[.B48]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0]+[.B49]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1]+[.B50]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2]+[.B51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3]+[.B52]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4]+[.B53]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5]+[.B54]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6]+[.B55]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7]+[.B56]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8]+[.B57]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9]+[.B58]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0]+[.B59]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1]+[.B60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2]+[.B61]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3]+[.B62]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4]+[.B63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5]+[.B64]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6]+[.B65]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7]+[.B66]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8]+[.B67]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9]+[.B68]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0]+[.B69]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1]+[.B70]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2]+[.B71]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3]+[.B72]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4]+[.B73]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5]+[.B74]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6]+[.B75]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7]+[.B76]"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8]+[.B77]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9]+[.B78]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0]+[.B79]"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1]+[.B80]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2]+[.B81]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3]+[.B82]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4]+[.B83]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5]+[.B84]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6]+[.B85]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7]+[.B86]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8]+[.B87]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9]+[.B88]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0]+[.B89]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1]+[.B90]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2]+[.B91]"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3]+[.B92]"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4]+[.B93]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5]+[.B94]"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]+[.B95]"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7]+[.B96]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8]+[.B97]"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9]+[.B98]"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0]+[.B99]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1]+[.B100]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2]+[.B101]"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3]+[.B102]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4]+[.B103]"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5]+[.B104]"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6]+[.B105]"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7]+[.B106]"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8]+[.B107]"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9]+[.B108]"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0]+[.B109]"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1]+[.B110]" office:value-type="float" office:value="651" calcext:value-type="float">
            <text:p>65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2]+[.B111]"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3]+[.B112]"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4]+[.B113]" office:value-type="float" office:value="686" calcext:value-type="float">
            <text:p>6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5]+[.B114]" office:value-type="float" office:value="698" calcext:value-type="float">
            <text:p>6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6]+[.B115]"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7]+[.B116]" office:value-type="float" office:value="722" calcext:value-type="float">
            <text:p>7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8]+[.B117]" office:value-type="float" office:value="734" calcext:value-type="float">
            <text:p>7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9]+[.B118]" office:value-type="float" office:value="746" calcext:value-type="float">
            <text:p>7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0]+[.B119]" office:value-type="float" office:value="758" calcext:value-type="float">
            <text:p>75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1]+[.B120]" office:value-type="float" office:value="771" calcext:value-type="float">
            <text:p>77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2]+[.B121]"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3]+[.B122]"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4]+[.B123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5]+[.B124]" office:value-type="float" office:value="823" calcext:value-type="float">
            <text:p>8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6]+[.B125]" office:value-type="float" office:value="836" calcext:value-type="float">
            <text:p>8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7]+[.B126]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8]+[.B127]"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9]+[.B128]"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0]+[.B129]" office:value-type="float" office:value="888" calcext:value-type="float">
            <text:p>88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1]+[.B130]" office:value-type="float" office:value="901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2]+[.B131]" office:value-type="float" office:value="914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3]+[.B132]"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4]+[.B133]" office:value-type="float" office:value="940" calcext:value-type="float">
            <text:p>94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5]+[.B13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6]+[.B135]" office:value-type="float" office:value="968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7]+[.B136]" office:value-type="float" office:value="982" calcext:value-type="float">
            <text:p>98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8]+[.B137]"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9]+[.B138]"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0]+[.B139]" office:value-type="float" office:value="1025" calcext:value-type="float">
            <text:p>10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1]+[.B140]" office:value-type="float" office:value="1040" calcext:value-type="float">
            <text:p>104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2]+[.B141]"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3]+[.B142]"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4]+[.B143]"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5]+[.B144]"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6]+[.B145]" office:value-type="float" office:value="1115" calcext:value-type="float">
            <text:p>11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7]+[.B146]"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8]+[.B147]" office:value-type="float" office:value="1146" calcext:value-type="float">
            <text:p>114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9]+[.B148]" office:value-type="float" office:value="1162" calcext:value-type="float">
            <text:p>11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0]+[.B149]" office:value-type="float" office:value="1178" calcext:value-type="float">
            <text:p>117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1]+[.B150]" office:value-type="float" office:value="1194" calcext:value-type="float">
            <text:p>119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2]+[.B151]" office:value-type="float" office:value="1210" calcext:value-type="float">
            <text:p>12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3]+[.B152]" office:value-type="float" office:value="1226" calcext:value-type="float">
            <text:p>12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4]+[.B153]" office:value-type="float" office:value="1242" calcext:value-type="float">
            <text:p>124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5]+[.B154]" office:value-type="float" office:value="1258" calcext:value-type="float">
            <text:p>125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6]+[.B155]" office:value-type="float" office:value="1274" calcext:value-type="float">
            <text:p>127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7]+[.B156]" office:value-type="float" office:value="1291" calcext:value-type="float">
            <text:p>129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8]+[.B157]" office:value-type="float" office:value="1308" calcext:value-type="float">
            <text:p>13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9]+[.B158]" office:value-type="float" office:value="1325" calcext:value-type="float">
            <text:p>132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0]+[.B159]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1]+[.B160]" office:value-type="float" office:value="1359" calcext:value-type="float">
            <text:p>135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2]+[.B161]"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3]+[.B162]" office:value-type="float" office:value="1393" calcext:value-type="float">
            <text:p>139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4]+[.B163]" office:value-type="float" office:value="1410" calcext:value-type="float">
            <text:p>141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5]+[.B164]" office:value-type="float" office:value="1428" calcext:value-type="float">
            <text:p>142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6]+[.B165]" office:value-type="float" office:value="1446" calcext:value-type="float">
            <text:p>144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7]+[.B166]" office:value-type="float" office:value="1464" calcext:value-type="float">
            <text:p>146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8]+[.B167]"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9]+[.B168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0]+[.B169]" office:value-type="float" office:value="1518" calcext:value-type="float">
            <text:p>15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1]+[.B170]"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2]+[.B171]" office:value-type="float" office:value="1554" calcext:value-type="float">
            <text:p>155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3]+[.B172]" office:value-type="float" office:value="1572" calcext:value-type="float">
            <text:p>15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4]+[.B173]" office:value-type="float" office:value="1590" calcext:value-type="float">
            <text:p>159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5]+[.B174]" office:value-type="float" office:value="1608" calcext:value-type="float">
            <text:p>160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6]+[.B175]" office:value-type="float" office:value="1626" calcext:value-type="float">
            <text:p>162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7]+[.B176]" office:value-type="float" office:value="1645" calcext:value-type="float">
            <text:p>164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8]+[.B177]" office:value-type="float" office:value="1664" calcext:value-type="float">
            <text:p>166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9]+[.B178]"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0]+[.B179]" office:value-type="float" office:value="1702" calcext:value-type="float">
            <text:p>170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1]+[.B180]" office:value-type="float" office:value="1721" calcext:value-type="float">
            <text:p>17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2]+[.B181]" office:value-type="float" office:value="1740" calcext:value-type="float">
            <text:p>174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3]+[.B182]" office:value-type="float" office:value="1759" calcext:value-type="float">
            <text:p>175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4]+[.B183]" office:value-type="float" office:value="1778" calcext:value-type="float">
            <text:p>17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5]+[.B184]" office:value-type="float" office:value="1798" calcext:value-type="float">
            <text:p>17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6]+[.B185]" office:value-type="float" office:value="1818" calcext:value-type="float">
            <text:p>18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7]+[.B186]" office:value-type="float" office:value="1838" calcext:value-type="float">
            <text:p>18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8]+[.B187]" office:value-type="float" office:value="1858" calcext:value-type="float">
            <text:p>18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9]+[.B188]" office:value-type="float" office:value="1878" calcext:value-type="float">
            <text:p>18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0]+[.B189]" office:value-type="float" office:value="1898" calcext:value-type="float">
            <text:p>189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1]+[.B190]" office:value-type="float" office:value="1919" calcext:value-type="float">
            <text:p>191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2]+[.B191]" office:value-type="float" office:value="1940" calcext:value-type="float">
            <text:p>194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3]+[.B192]" office:value-type="float" office:value="1961" calcext:value-type="float">
            <text:p>196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4]+[.B193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5]+[.B194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6]+[.B195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7]+[.B196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8]+[.B197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2095" calcext:value-type="float">
            <text:p>209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2118" calcext:value-type="float">
            <text:p>211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2141" calcext:value-type="float">
            <text:p>21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2164" calcext:value-type="float">
            <text:p>216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2187" calcext:value-type="float">
            <text:p>218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2210" calcext:value-type="float">
            <text:p>22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2233" calcext:value-type="float">
            <text:p>223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6]+[.B205]" office:value-type="float" office:value="2256" calcext:value-type="float">
            <text:p>22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7]+[.B206]" office:value-type="float" office:value="2279" calcext:value-type="float">
            <text:p>227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8]+[.B207]" office:value-type="float" office:value="2303" calcext:value-type="float">
            <text:p>230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9]+[.B208]" office:value-type="float" office:value="2327" calcext:value-type="float">
            <text:p>232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0]+[.B209]" office:value-type="float" office:value="2351" calcext:value-type="float">
            <text:p>235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1]+[.B210]" office:value-type="float" office:value="2375" calcext:value-type="float">
            <text:p>237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2]+[.B211]" office:value-type="float" office:value="2399" calcext:value-type="float">
            <text:p>239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3]+[.B212]" office:value-type="float" office:value="2423" calcext:value-type="float">
            <text:p>24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4]+[.B213]" office:value-type="float" office:value="2447" calcext:value-type="float">
            <text:p>244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2471" calcext:value-type="float">
            <text:p>247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2495" calcext:value-type="float">
            <text:p>24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2519" calcext:value-type="float">
            <text:p>251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2543" calcext:value-type="float">
            <text:p>254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19]+[.B218]" office:value-type="float" office:value="2568" calcext:value-type="float">
            <text:p>256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0]+[.B219]" office:value-type="float" office:value="2593" calcext:value-type="float">
            <text:p>259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1]+[.B220]" office:value-type="float" office:value="2618" calcext:value-type="float">
            <text:p>261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2]+[.B221]" office:value-type="float" office:value="2643" calcext:value-type="float">
            <text:p>264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3]+[.B222]" office:value-type="float" office:value="2668" calcext:value-type="float">
            <text:p>266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4]+[.B223]" office:value-type="float" office:value="2693" calcext:value-type="float">
            <text:p>269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5]+[.B224]" office:value-type="float" office:value="2718" calcext:value-type="float">
            <text:p>271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6]+[.B225]" office:value-type="float" office:value="2743" calcext:value-type="float">
            <text:p>274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7]+[.B226]" office:value-type="float" office:value="2768" calcext:value-type="float">
            <text:p>276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8]+[.B227]" office:value-type="float" office:value="2793" calcext:value-type="float">
            <text:p>279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9]+[.B228]" office:value-type="float" office:value="2818" calcext:value-type="float">
            <text:p>281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0]+[.B229]" office:value-type="float" office:value="2843" calcext:value-type="float">
            <text:p>284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1]+[.B230]" office:value-type="float" office:value="2868" calcext:value-type="float">
            <text:p>286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2]+[.B231]" office:value-type="float" office:value="2894" calcext:value-type="float">
            <text:p>289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3]+[.B232]" office:value-type="float" office:value="2920" calcext:value-type="float">
            <text:p>292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4]+[.B233]" office:value-type="float" office:value="2946" calcext:value-type="float">
            <text:p>294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5]+[.B234]" office:value-type="float" office:value="2972" calcext:value-type="float">
            <text:p>297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6]+[.B235]" office:value-type="float" office:value="2998" calcext:value-type="float">
            <text:p>299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7]+[.B236]" office:value-type="float" office:value="3024" calcext:value-type="float">
            <text:p>30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8]+[.B237]" office:value-type="float" office:value="3050" calcext:value-type="float">
            <text:p>305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9]+[.B238]" office:value-type="float" office:value="3076" calcext:value-type="float">
            <text:p>307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0]+[.B239]" office:value-type="float" office:value="3102" calcext:value-type="float">
            <text:p>310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1]+[.B240]" office:value-type="float" office:value="3128" calcext:value-type="float">
            <text:p>312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2]+[.B241]" office:value-type="float" office:value="3154" calcext:value-type="float">
            <text:p>315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3]+[.B242]" office:value-type="float" office:value="3181" calcext:value-type="float">
            <text:p>318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4]+[.B243]" office:value-type="float" office:value="3208" calcext:value-type="float">
            <text:p>320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5]+[.B244]" office:value-type="float" office:value="3235" calcext:value-type="float">
            <text:p>32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6]+[.B245]" office:value-type="float" office:value="3262" calcext:value-type="float">
            <text:p>326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7]+[.B246]" office:value-type="float" office:value="3289" calcext:value-type="float">
            <text:p>328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8]+[.B247]" office:value-type="float" office:value="3316" calcext:value-type="float">
            <text:p>331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9]+[.B248]" office:value-type="float" office:value="3343" calcext:value-type="float">
            <text:p>334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0]+[.B249]" office:value-type="float" office:value="3371" calcext:value-type="float">
            <text:p>337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1]+[.B250]" office:value-type="float" office:value="3399" calcext:value-type="float">
            <text:p>339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2]+[.B251]" office:value-type="float" office:value="3427" calcext:value-type="float">
            <text:p>34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3]+[.B252]" office:value-type="float" office:value="3455" calcext:value-type="float">
            <text:p>345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4]+[.B253]" office:value-type="float" office:value="3483" calcext:value-type="float">
            <text:p>348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5]+[.B254]" office:value-type="float" office:value="3511" calcext:value-type="float">
            <text:p>351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6]+[.B255]" office:value-type="float" office:value="3539" calcext:value-type="float">
            <text:p>353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7]+[.B256]" office:value-type="float" office:value="3567" calcext:value-type="float">
            <text:p>356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8]+[.B257]" office:value-type="float" office:value="3595" calcext:value-type="float">
            <text:p>359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9]+[.B258]" office:value-type="float" office:value="3623" calcext:value-type="float">
            <text:p>362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0]+[.B259]" office:value-type="float" office:value="3652" calcext:value-type="float">
            <text:p>365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1]+[.B260]" office:value-type="float" office:value="3681" calcext:value-type="float">
            <text:p>368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2]+[.B261]" office:value-type="float" office:value="3710" calcext:value-type="float">
            <text:p>37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3]+[.B262]" office:value-type="float" office:value="3739" calcext:value-type="float">
            <text:p>373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4]+[.B263]" office:value-type="float" office:value="3768" calcext:value-type="float">
            <text:p>376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5]+[.B264]" office:value-type="float" office:value="3797" calcext:value-type="float">
            <text:p>37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6]+[.B265]" office:value-type="float" office:value="3826" calcext:value-type="float">
            <text:p>382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7]+[.B266]" office:value-type="float" office:value="3855" calcext:value-type="float">
            <text:p>385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8]+[.B267]" office:value-type="float" office:value="3884" calcext:value-type="float">
            <text:p>38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9]+[.B268]" office:value-type="float" office:value="3913" calcext:value-type="float">
            <text:p>39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0]+[.B269]" office:value-type="float" office:value="3942" calcext:value-type="float">
            <text:p>394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1]+[.B270]" office:value-type="float" office:value="3971" calcext:value-type="float">
            <text:p>397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2]+[.B271]"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3]+[.B272]" office:value-type="float" office:value="4031" calcext:value-type="float">
            <text:p>403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4]+[.B273]" office:value-type="float" office:value="4061" calcext:value-type="float">
            <text:p>406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5]+[.B274]" office:value-type="float" office:value="4091" calcext:value-type="float">
            <text:p>40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6]+[.B275]" office:value-type="float" office:value="4121" calcext:value-type="float">
            <text:p>412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7]+[.B276]" office:value-type="float" office:value="4151" calcext:value-type="float">
            <text:p>415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8]+[.B277]" office:value-type="float" office:value="4181" calcext:value-type="float">
            <text:p>418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9]+[.B278]" office:value-type="float" office:value="4211" calcext:value-type="float">
            <text:p>421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0]+[.B279]" office:value-type="float" office:value="4241" calcext:value-type="float">
            <text:p>424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1]+[.B280]" office:value-type="float" office:value="4271" calcext:value-type="float">
            <text:p>427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2]+[.B281]" office:value-type="float" office:value="4301" calcext:value-type="float">
            <text:p>430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3]+[.B282]" office:value-type="float" office:value="4332" calcext:value-type="float">
            <text:p>43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4]+[.B283]" office:value-type="float" office:value="4363" calcext:value-type="float">
            <text:p>436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5]+[.B284]" office:value-type="float" office:value="4394" calcext:value-type="float">
            <text:p>43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6]+[.B285]" office:value-type="float" office:value="4425" calcext:value-type="float">
            <text:p>442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7]+[.B286]" office:value-type="float" office:value="4456" calcext:value-type="float">
            <text:p>445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8]+[.B287]" office:value-type="float" office:value="4487" calcext:value-type="float">
            <text:p>448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9]+[.B288]" office:value-type="float" office:value="4518" calcext:value-type="float">
            <text:p>451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90]+[.B289]" office:value-type="float" office:value="4549" calcext:value-type="float">
            <text:p>454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1]+[.B290]" office:value-type="float" office:value="4581" calcext:value-type="float">
            <text:p>458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2]+[.B291]" office:value-type="float" office:value="4613" calcext:value-type="float">
            <text:p>461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3]+[.B292]" office:value-type="float" office:value="4645" calcext:value-type="float">
            <text:p>464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4]+[.B293]" office:value-type="float" office:value="4677" calcext:value-type="float">
            <text:p>467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5]+[.B294]" office:value-type="float" office:value="4709" calcext:value-type="float">
            <text:p>470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6]+[.B295]" office:value-type="float" office:value="4742" calcext:value-type="float">
            <text:p>474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7]+[.B296]" office:value-type="float" office:value="4775" calcext:value-type="float">
            <text:p>477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8]+[.B297]" office:value-type="float" office:value="4808" calcext:value-type="float">
            <text:p>480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9]+[.B298]" office:value-type="float" office:value="4841" calcext:value-type="float">
            <text:p>484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0]+[.B299]" office:value-type="float" office:value="4874" calcext:value-type="float">
            <text:p>487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1]+[.B300]" office:value-type="float" office:value="4907" calcext:value-type="float">
            <text:p>490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2]+[.B301]" office:value-type="float" office:value="4940" calcext:value-type="float">
            <text:p>494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3]+[.B302]" office:value-type="float" office:value="4973" calcext:value-type="float">
            <text:p>497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4]+[.B303]" office:value-type="float" office:value="5006" calcext:value-type="float">
            <text:p>500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5]+[.B304]" office:value-type="float" office:value="5039" calcext:value-type="float">
            <text:p>503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6]+[.B305]" office:value-type="float" office:value="5072" calcext:value-type="float">
            <text:p>507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7]+[.B306]" office:value-type="float" office:value="5105" calcext:value-type="float">
            <text:p>510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08]+[.B307]" office:value-type="float" office:value="5139" calcext:value-type="float">
            <text:p>513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09]+[.B308]" office:value-type="float" office:value="5173" calcext:value-type="float">
            <text:p>517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0]+[.B309]" office:value-type="float" office:value="5207" calcext:value-type="float">
            <text:p>520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1]+[.B310]" office:value-type="float" office:value="5241" calcext:value-type="float">
            <text:p>524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2]+[.B311]" office:value-type="float" office:value="5275" calcext:value-type="float">
            <text:p>527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3]+[.B312]" office:value-type="float" office:value="5309" calcext:value-type="float">
            <text:p>530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4]+[.B313]" office:value-type="float" office:value="5343" calcext:value-type="float">
            <text:p>534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5]+[.B314]" office:value-type="float" office:value="5377" calcext:value-type="float">
            <text:p>537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6]+[.B315]" office:value-type="float" office:value="5411" calcext:value-type="float">
            <text:p>541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7]+[.B316]" office:value-type="float" office:value="5445" calcext:value-type="float">
            <text:p>544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8]+[.B317]" office:value-type="float" office:value="5479" calcext:value-type="float">
            <text:p>547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9]+[.B318]" office:value-type="float" office:value="5513" calcext:value-type="float">
            <text:p>551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0]+[.B319]" office:value-type="float" office:value="5547" calcext:value-type="float">
            <text:p>554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1]+[.B320]" office:value-type="float" office:value="5582" calcext:value-type="float">
            <text:p>558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2]+[.B321]" office:value-type="float" office:value="5617" calcext:value-type="float">
            <text:p>56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3]+[.B322]" office:value-type="float" office:value="5652" calcext:value-type="float">
            <text:p>565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4]+[.B323]" office:value-type="float" office:value="5687" calcext:value-type="float">
            <text:p>568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5]+[.B324]" office:value-type="float" office:value="5722" calcext:value-type="float">
            <text:p>572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6]+[.B325]" office:value-type="float" office:value="5757" calcext:value-type="float">
            <text:p>575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7]+[.B326]" office:value-type="float" office:value="5792" calcext:value-type="float">
            <text:p>579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8]+[.B327]" office:value-type="float" office:value="5827" calcext:value-type="float">
            <text:p>582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9]+[.B328]" office:value-type="float" office:value="5862" calcext:value-type="float">
            <text:p>586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0]+[.B329]" office:value-type="float" office:value="5897" calcext:value-type="float">
            <text:p>589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1]+[.B330]" office:value-type="float" office:value="5932" calcext:value-type="float">
            <text:p>593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2]+[.B331]" office:value-type="float" office:value="5968" calcext:value-type="float">
            <text:p>596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3]+[.B332]" office:value-type="float" office:value="6004" calcext:value-type="float">
            <text:p>60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4]+[.B333]" office:value-type="float" office:value="6040" calcext:value-type="float">
            <text:p>604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5]+[.B334]" office:value-type="float" office:value="6076" calcext:value-type="float">
            <text:p>607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6]+[.B335]" office:value-type="float" office:value="6112" calcext:value-type="float">
            <text:p>611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7]+[.B336]" office:value-type="float" office:value="6148" calcext:value-type="float">
            <text:p>614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8]+[.B337]" office:value-type="float" office:value="6184" calcext:value-type="float">
            <text:p>618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9]+[.B338]" office:value-type="float" office:value="6220" calcext:value-type="float">
            <text:p>622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0]+[.B339]" office:value-type="float" office:value="6256" calcext:value-type="float">
            <text:p>625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1]+[.B340]" office:value-type="float" office:value="6292" calcext:value-type="float">
            <text:p>629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2]+[.B341]" office:value-type="float" office:value="6328" calcext:value-type="float">
            <text:p>632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3]+[.B342]" office:value-type="float" office:value="6364" calcext:value-type="float">
            <text:p>636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4]+[.B343]" office:value-type="float" office:value="6400" calcext:value-type="float">
            <text:p>64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5]+[.B344]" office:value-type="float" office:value="6436" calcext:value-type="float">
            <text:p>64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6]+[.B345]" office:value-type="float" office:value="6472" calcext:value-type="float">
            <text:p>64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7]+[.B346]" office:value-type="float" office:value="6508" calcext:value-type="float">
            <text:p>650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8]+[.B347]" office:value-type="float" office:value="6544" calcext:value-type="float">
            <text:p>654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49]+[.B348]" office:value-type="float" office:value="6581" calcext:value-type="float">
            <text:p>658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0]+[.B349]" office:value-type="float" office:value="6618" calcext:value-type="float">
            <text:p>661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1]+[.B350]" office:value-type="float" office:value="6655" calcext:value-type="float">
            <text:p>665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2]+[.B351]" office:value-type="float" office:value="6692" calcext:value-type="float">
            <text:p>669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3]+[.B352]" office:value-type="float" office:value="6729" calcext:value-type="float">
            <text:p>672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4]+[.B353]" office:value-type="float" office:value="6766" calcext:value-type="float">
            <text:p>676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5]+[.B354]" office:value-type="float" office:value="6803" calcext:value-type="float">
            <text:p>680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6]+[.B355]" office:value-type="float" office:value="6840" calcext:value-type="float">
            <text:p>684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7]+[.B356]" office:value-type="float" office:value="6877" calcext:value-type="float">
            <text:p>687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8]+[.B357]" office:value-type="float" office:value="6914" calcext:value-type="float">
            <text:p>691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9]+[.B358]" office:value-type="float" office:value="6952" calcext:value-type="float">
            <text:p>695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0]+[.B359]" office:value-type="float" office:value="6990" calcext:value-type="float">
            <text:p>699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1]+[.B360]" office:value-type="float" office:value="7028" calcext:value-type="float">
            <text:p>702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2]+[.B361]" office:value-type="float" office:value="7066" calcext:value-type="float">
            <text:p>706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3]+[.B362]" office:value-type="float" office:value="7104" calcext:value-type="float">
            <text:p>710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4]+[.B363]" office:value-type="float" office:value="7142" calcext:value-type="float">
            <text:p>714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5]+[.B364]" office:value-type="float" office:value="7180" calcext:value-type="float">
            <text:p>718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6]+[.B365]" office:value-type="float" office:value="7218" calcext:value-type="float">
            <text:p>72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7]+[.B366]" office:value-type="float" office:value="7256" calcext:value-type="float">
            <text:p>725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8]+[.B367]" office:value-type="float" office:value="7294" calcext:value-type="float">
            <text:p>729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9]+[.B368]" office:value-type="float" office:value="7333" calcext:value-type="float">
            <text:p>733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0]+[.B369]" office:value-type="float" office:value="7372" calcext:value-type="float">
            <text:p>737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1]+[.B370]" office:value-type="float" office:value="7411" calcext:value-type="float">
            <text:p>741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2]+[.B371]" office:value-type="float" office:value="7450" calcext:value-type="float">
            <text:p>745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3]+[.B372]" office:value-type="float" office:value="7489" calcext:value-type="float">
            <text:p>748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4]+[.B373]" office:value-type="float" office:value="7528" calcext:value-type="float">
            <text:p>752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5]+[.B374]" office:value-type="float" office:value="7567" calcext:value-type="float">
            <text:p>756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6]+[.B375]" office:value-type="float" office:value="7606" calcext:value-type="float">
            <text:p>760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7]+[.B376]" office:value-type="float" office:value="7645" calcext:value-type="float">
            <text:p>764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8]+[.B377]" office:value-type="float" office:value="7684" calcext:value-type="float">
            <text:p>768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9]+[.B378]" office:value-type="float" office:value="7724" calcext:value-type="float">
            <text:p>772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0]+[.B379]" office:value-type="float" office:value="7764" calcext:value-type="float">
            <text:p>776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1]+[.B380]" office:value-type="float" office:value="7804" calcext:value-type="float">
            <text:p>780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2]+[.B381]" office:value-type="float" office:value="7844" calcext:value-type="float">
            <text:p>784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3]+[.B382]" office:value-type="float" office:value="7884" calcext:value-type="float">
            <text:p>788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4]+[.B383]" office:value-type="float" office:value="7924" calcext:value-type="float">
            <text:p>792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5]+[.B384]" office:value-type="float" office:value="7964" calcext:value-type="float">
            <text:p>796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6]+[.B385]" office:value-type="float" office:value="8004" calcext:value-type="float">
            <text:p>800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7]+[.B386]" office:value-type="float" office:value="8044" calcext:value-type="float">
            <text:p>804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8]+[.B387]" office:value-type="float" office:value="8084" calcext:value-type="float">
            <text:p>808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9]+[.B388]" office:value-type="float" office:value="8125" calcext:value-type="float">
            <text:p>81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0]+[.B389]" office:value-type="float" office:value="8166" calcext:value-type="float">
            <text:p>816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1]+[.B390]" office:value-type="float" office:value="8207" calcext:value-type="float">
            <text:p>820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2]+[.B391]" office:value-type="float" office:value="8248" calcext:value-type="float">
            <text:p>824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3]+[.B392]" office:value-type="float" office:value="8289" calcext:value-type="float">
            <text:p>828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4]+[.B393]" office:value-type="float" office:value="8330" calcext:value-type="float">
            <text:p>833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5]+[.B394]" office:value-type="float" office:value="8371" calcext:value-type="float">
            <text:p>837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6]+[.B395]" office:value-type="float" office:value="8413" calcext:value-type="float">
            <text:p>841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7]+[.B396]" office:value-type="float" office:value="8455" calcext:value-type="float">
            <text:p>845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8]+[.B397]" office:value-type="float" office:value="8497" calcext:value-type="float">
            <text:p>849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9]+[.B398]" office:value-type="float" office:value="8539" calcext:value-type="float">
            <text:p>853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0]+[.B399]" office:value-type="float" office:value="8581" calcext:value-type="float">
            <text:p>858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1]+[.B400]" office:value-type="float" office:value="8623" calcext:value-type="float">
            <text:p>862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2]+[.B401]" office:value-type="float" office:value="8665" calcext:value-type="float">
            <text:p>866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3]+[.B402]" office:value-type="float" office:value="8707" calcext:value-type="float">
            <text:p>870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4]+[.B403]" office:value-type="float" office:value="8749" calcext:value-type="float">
            <text:p>874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5]+[.B404]" office:value-type="float" office:value="8791" calcext:value-type="float">
            <text:p>879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6]+[.B405]" office:value-type="float" office:value="8834" calcext:value-type="float">
            <text:p>883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7]+[.B406]" office:value-type="float" office:value="8877" calcext:value-type="float">
            <text:p>887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8]+[.B407]" office:value-type="float" office:value="8920" calcext:value-type="float">
            <text:p>892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9]+[.B408]" office:value-type="float" office:value="8963" calcext:value-type="float">
            <text:p>896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0]+[.B409]" office:value-type="float" office:value="9006" calcext:value-type="float">
            <text:p>900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1]+[.B410]" office:value-type="float" office:value="9049" calcext:value-type="float">
            <text:p>904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2]+[.B411]" office:value-type="float" office:value="9092" calcext:value-type="float">
            <text:p>909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3]+[.B412]" office:value-type="float" office:value="9135" calcext:value-type="float">
            <text:p>913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4]+[.B413]" office:value-type="float" office:value="9179" calcext:value-type="float">
            <text:p>917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5]+[.B414]" office:value-type="float" office:value="9223" calcext:value-type="float">
            <text:p>922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6]+[.B415]" office:value-type="float" office:value="9267" calcext:value-type="float">
            <text:p>92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7]+[.B416]" office:value-type="float" office:value="9311" calcext:value-type="float">
            <text:p>931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8]+[.B417]" office:value-type="float" office:value="9355" calcext:value-type="float">
            <text:p>935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9]+[.B418]" office:value-type="float" office:value="9399" calcext:value-type="float">
            <text:p>939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0]+[.B419]" office:value-type="float" office:value="9443" calcext:value-type="float">
            <text:p>94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1]+[.B420]" office:value-type="float" office:value="9487" calcext:value-type="float">
            <text:p>948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2]+[.B421]" office:value-type="float" office:value="9531" calcext:value-type="float">
            <text:p>953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3]+[.B422]" office:value-type="float" office:value="9575" calcext:value-type="float">
            <text:p>957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4]+[.B423]" office:value-type="float" office:value="9619" calcext:value-type="float">
            <text:p>961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5]+[.B424]" office:value-type="float" office:value="9664" calcext:value-type="float">
            <text:p>966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6]+[.B425]" office:value-type="float" office:value="9709" calcext:value-type="float">
            <text:p>970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7]+[.B426]" office:value-type="float" office:value="9754" calcext:value-type="float">
            <text:p>975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8]+[.B427]" office:value-type="float" office:value="9799" calcext:value-type="float">
            <text:p>979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9]+[.B428]" office:value-type="float" office:value="9844" calcext:value-type="float">
            <text:p>98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0]+[.B429]" office:value-type="float" office:value="9889" calcext:value-type="float">
            <text:p>988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1]+[.B430]" office:value-type="float" office:value="9934" calcext:value-type="float">
            <text:p>993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2]+[.B431]" office:value-type="float" office:value="9979" calcext:value-type="float">
            <text:p>997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3]+[.B432]" office:value-type="float" office:value="10024" calcext:value-type="float">
            <text:p>1002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4]+[.B433]" office:value-type="float" office:value="10069" calcext:value-type="float">
            <text:p>1006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5]+[.B434]" office:value-type="float" office:value="10114" calcext:value-type="float">
            <text:p>1011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6]+[.B435]" office:value-type="float" office:value="10159" calcext:value-type="float">
            <text:p>1015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7]+[.B436]" office:value-type="float" office:value="10205" calcext:value-type="float">
            <text:p>1020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8]+[.B437]" office:value-type="float" office:value="10251" calcext:value-type="float">
            <text:p>1025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9]+[.B438]" office:value-type="float" office:value="10297" calcext:value-type="float">
            <text:p>1029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0]+[.B439]" office:value-type="float" office:value="10343" calcext:value-type="float">
            <text:p>1034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1]+[.B440]" office:value-type="float" office:value="10389" calcext:value-type="float">
            <text:p>1038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2]+[.B441]" office:value-type="float" office:value="10435" calcext:value-type="float">
            <text:p>1043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3]+[.B442]" office:value-type="float" office:value="10481" calcext:value-type="float">
            <text:p>1048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4]+[.B443]" office:value-type="float" office:value="10527" calcext:value-type="float">
            <text:p>1052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5]+[.B444]" office:value-type="float" office:value="10573" calcext:value-type="float">
            <text:p>1057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6]+[.B445]" office:value-type="float" office:value="10619" calcext:value-type="float">
            <text:p>1061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7]+[.B446]" office:value-type="float" office:value="10665" calcext:value-type="float">
            <text:p>1066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8]+[.B447]" office:value-type="float" office:value="10711" calcext:value-type="float">
            <text:p>1071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9]+[.B448]" office:value-type="float" office:value="10757" calcext:value-type="float">
            <text:p>1075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0]+[.B449]" office:value-type="float" office:value="10804" calcext:value-type="float">
            <text:p>1080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1]+[.B450]" office:value-type="float" office:value="10851" calcext:value-type="float">
            <text:p>1085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2]+[.B451]" office:value-type="float" office:value="10898" calcext:value-type="float">
            <text:p>1089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3]+[.B452]" office:value-type="float" office:value="10945" calcext:value-type="float">
            <text:p>1094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4]+[.B453]" office:value-type="float" office:value="10992" calcext:value-type="float">
            <text:p>1099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5]+[.B454]" office:value-type="float" office:value="11039" calcext:value-type="float">
            <text:p>1103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6]+[.B455]" office:value-type="float" office:value="11086" calcext:value-type="float">
            <text:p>1108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7]+[.B456]" office:value-type="float" office:value="11133" calcext:value-type="float">
            <text:p>111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8]+[.B457]" office:value-type="float" office:value="11180" calcext:value-type="float">
            <text:p>1118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9]+[.B458]" office:value-type="float" office:value="11228" calcext:value-type="float">
            <text:p>1122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0]+[.B459]" office:value-type="float" office:value="11276" calcext:value-type="float">
            <text:p>1127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1]+[.B460]" office:value-type="float" office:value="11324" calcext:value-type="float">
            <text:p>1132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2]+[.B461]" office:value-type="float" office:value="11372" calcext:value-type="float">
            <text:p>1137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3]+[.B462]" office:value-type="float" office:value="11420" calcext:value-type="float">
            <text:p>1142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4]+[.B463]" office:value-type="float" office:value="11468" calcext:value-type="float">
            <text:p>1146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5]+[.B464]" office:value-type="float" office:value="11516" calcext:value-type="float">
            <text:p>1151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6]+[.B465]" office:value-type="float" office:value="11565" calcext:value-type="float">
            <text:p>1156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7]+[.B466]" office:value-type="float" office:value="11614" calcext:value-type="float">
            <text:p>1161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8]+[.B467]" office:value-type="float" office:value="11663" calcext:value-type="float">
            <text:p>1166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9]+[.B468]" office:value-type="float" office:value="11712" calcext:value-type="float">
            <text:p>1171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0]+[.B469]" office:value-type="float" office:value="11761" calcext:value-type="float">
            <text:p>1176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1]+[.B470]" office:value-type="float" office:value="11810" calcext:value-type="float">
            <text:p>1181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2]+[.B471]" office:value-type="float" office:value="11859" calcext:value-type="float">
            <text:p>1185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3]+[.B472]" office:value-type="float" office:value="11908" calcext:value-type="float">
            <text:p>1190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4]+[.B473]" office:value-type="float" office:value="11957" calcext:value-type="float">
            <text:p>1195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5]+[.B474]" office:value-type="float" office:value="12006" calcext:value-type="float">
            <text:p>1200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6]+[.B475]" office:value-type="float" office:value="12055" calcext:value-type="float">
            <text:p>1205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7]+[.B476]" office:value-type="float" office:value="12104" calcext:value-type="float">
            <text:p>121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8]+[.B477]" office:value-type="float" office:value="12154" calcext:value-type="float">
            <text:p>1215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9]+[.B478]" office:value-type="float" office:value="12204" calcext:value-type="float">
            <text:p>122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0]+[.B479]" office:value-type="float" office:value="12254" calcext:value-type="float">
            <text:p>1225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1]+[.B480]" office:value-type="float" office:value="12304" calcext:value-type="float">
            <text:p>123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2]+[.B481]" office:value-type="float" office:value="12354" calcext:value-type="float">
            <text:p>1235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3]+[.B482]" office:value-type="float" office:value="12404" calcext:value-type="float">
            <text:p>124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4]+[.B483]" office:value-type="float" office:value="12454" calcext:value-type="float">
            <text:p>1245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5]+[.B484]" office:value-type="float" office:value="12504" calcext:value-type="float">
            <text:p>125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6]+[.B485]" office:value-type="float" office:value="12554" calcext:value-type="float">
            <text:p>1255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7]+[.B486]" office:value-type="float" office:value="12604" calcext:value-type="float">
            <text:p>126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8]+[.B487]" office:value-type="float" office:value="12654" calcext:value-type="float">
            <text:p>1265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9]+[.B488]" office:value-type="float" office:value="12704" calcext:value-type="float">
            <text:p>1270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90]+[.B489]" office:value-type="float" office:value="12754" calcext:value-type="float">
            <text:p>1275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1]+[.B490]" office:value-type="float" office:value="12805" calcext:value-type="float">
            <text:p>1280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2]+[.B491]" office:value-type="float" office:value="12856" calcext:value-type="float">
            <text:p>1285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3]+[.B492]" office:value-type="float" office:value="12907" calcext:value-type="float">
            <text:p>12907</text:p>
          </table:table-cell>
          <table:table-cell/>
          <table:table-cell office:value-type="float" office:value="12943" calcext:value-type="float">
            <text:p>12943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4]+[.B493]" office:value-type="float" office:value="12958" calcext:value-type="float">
            <text:p>12958</text:p>
          </table:table-cell>
          <table:table-cell table:number-columns-repeated="3"/>
          <table:table-cell table:formula="of:=[.D493]-[.B492]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5]+[.B494]" office:value-type="float" office:value="13009" calcext:value-type="float">
            <text:p>1300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6]+[.B495]" office:value-type="float" office:value="13060" calcext:value-type="float">
            <text:p>1306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7]+[.B496]" office:value-type="float" office:value="13111" calcext:value-type="float">
            <text:p>1311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8]+[.B497]" office:value-type="float" office:value="13162" calcext:value-type="float">
            <text:p>1316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9]+[.B498]" office:value-type="float" office:value="13213" calcext:value-type="float">
            <text:p>132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00]+[.B499]" office:value-type="float" office:value="13264" calcext:value-type="float">
            <text:p>1326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1]+[.B500]" office:value-type="float" office:value="13316" calcext:value-type="float">
            <text:p>1331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2]+[.B501]" office:value-type="float" office:value="13368" calcext:value-type="float">
            <text:p>1336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3]+[.B502]" office:value-type="float" office:value="13420" calcext:value-type="float">
            <text:p>1342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4]+[.B503]" office:value-type="float" office:value="13472" calcext:value-type="float">
            <text:p>1347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5]+[.B504]" office:value-type="float" office:value="13524" calcext:value-type="float">
            <text:p>1352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6]+[.B505]" office:value-type="float" office:value="13576" calcext:value-type="float">
            <text:p>1357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7]+[.B506]" office:value-type="float" office:value="13628" calcext:value-type="float">
            <text:p>1362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8]+[.B507]" office:value-type="float" office:value="13680" calcext:value-type="float">
            <text:p>1368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9]+[.B508]" office:value-type="float" office:value="13732" calcext:value-type="float">
            <text:p>1373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10]+[.B509]" office:value-type="float" office:value="13784" calcext:value-type="float">
            <text:p>1378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1]+[.B510]" office:value-type="float" office:value="13837" calcext:value-type="float">
            <text:p>1383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2]+[.B511]" office:value-type="float" office:value="13890" calcext:value-type="float">
            <text:p>1389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3]+[.B512]" office:value-type="float" office:value="13943" calcext:value-type="float">
            <text:p>1394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4]+[.B513]" office:value-type="float" office:value="13996" calcext:value-type="float">
            <text:p>1399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5]+[.B514]" office:value-type="float" office:value="14049" calcext:value-type="float">
            <text:p>1404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6]+[.B515]" office:value-type="float" office:value="14102" calcext:value-type="float">
            <text:p>1410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7]+[.B516]" office:value-type="float" office:value="14155" calcext:value-type="float">
            <text:p>1415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8]+[.B517]" office:value-type="float" office:value="14208" calcext:value-type="float">
            <text:p>1420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9]+[.B518]" office:value-type="float" office:value="14261" calcext:value-type="float">
            <text:p>1426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0]+[.B519]" office:value-type="float" office:value="14315" calcext:value-type="float">
            <text:p>1431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1]+[.B520]" office:value-type="float" office:value="14369" calcext:value-type="float">
            <text:p>1436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2]+[.B521]" office:value-type="float" office:value="14423" calcext:value-type="float">
            <text:p>1442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3]+[.B522]" office:value-type="float" office:value="14477" calcext:value-type="float">
            <text:p>1447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4]+[.B523]" office:value-type="float" office:value="14531" calcext:value-type="float">
            <text:p>1453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5]+[.B524]" office:value-type="float" office:value="14585" calcext:value-type="float">
            <text:p>1458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6]+[.B525]" office:value-type="float" office:value="14639" calcext:value-type="float">
            <text:p>1463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7]+[.B526]" office:value-type="float" office:value="14694" calcext:value-type="float">
            <text:p>1469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8]+[.B527]" office:value-type="float" office:value="14749" calcext:value-type="float">
            <text:p>1474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9]+[.B528]" office:value-type="float" office:value="14804" calcext:value-type="float">
            <text:p>1480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0]+[.B529]" office:value-type="float" office:value="14859" calcext:value-type="float">
            <text:p>1485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1]+[.B530]" office:value-type="float" office:value="14914" calcext:value-type="float">
            <text:p>1491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2]+[.B531]" office:value-type="float" office:value="14969" calcext:value-type="float">
            <text:p>1496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3]+[.B532]" office:value-type="float" office:value="15024" calcext:value-type="float">
            <text:p>1502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4]+[.B533]" office:value-type="float" office:value="15079" calcext:value-type="float">
            <text:p>1507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5]+[.B534]" office:value-type="float" office:value="15134" calcext:value-type="float">
            <text:p>1513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6]+[.B535]" office:value-type="float" office:value="15189" calcext:value-type="float">
            <text:p>1518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7]+[.B536]" office:value-type="float" office:value="15245" calcext:value-type="float">
            <text:p>1524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8]+[.B537]" office:value-type="float" office:value="15301" calcext:value-type="float">
            <text:p>1530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9]+[.B538]" office:value-type="float" office:value="15357" calcext:value-type="float">
            <text:p>153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0]+[.B539]" office:value-type="float" office:value="15413" calcext:value-type="float">
            <text:p>1541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1]+[.B540]" office:value-type="float" office:value="15469" calcext:value-type="float">
            <text:p>1546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2]+[.B541]" office:value-type="float" office:value="15525" calcext:value-type="float">
            <text:p>155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3]+[.B542]" office:value-type="float" office:value="15581" calcext:value-type="float">
            <text:p>1558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4]+[.B543]" office:value-type="float" office:value="15637" calcext:value-type="float">
            <text:p>156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5]+[.B544]" office:value-type="float" office:value="15693" calcext:value-type="float">
            <text:p>156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6]+[.B545]" office:value-type="float" office:value="15749" calcext:value-type="float">
            <text:p>1574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7]+[.B546]" office:value-type="float" office:value="15805" calcext:value-type="float">
            <text:p>1580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48]+[.B547]" office:value-type="float" office:value="15862" calcext:value-type="float">
            <text:p>1586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49]+[.B548]" office:value-type="float" office:value="15919" calcext:value-type="float">
            <text:p>1591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0]+[.B549]" office:value-type="float" office:value="15976" calcext:value-type="float">
            <text:p>1597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1]+[.B550]" office:value-type="float" office:value="16033" calcext:value-type="float">
            <text:p>1603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2]+[.B551]" office:value-type="float" office:value="16090" calcext:value-type="float">
            <text:p>1609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3]+[.B552]" office:value-type="float" office:value="16147" calcext:value-type="float">
            <text:p>1614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4]+[.B553]" office:value-type="float" office:value="16204" calcext:value-type="float">
            <text:p>1620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5]+[.B554]" office:value-type="float" office:value="16261" calcext:value-type="float">
            <text:p>1626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6]+[.B555]" office:value-type="float" office:value="16318" calcext:value-type="float">
            <text:p>1631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7]+[.B556]" office:value-type="float" office:value="16375" calcext:value-type="float">
            <text:p>1637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8]+[.B557]" office:value-type="float" office:value="16432" calcext:value-type="float">
            <text:p>1643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9]+[.B558]" office:value-type="float" office:value="16489" calcext:value-type="float">
            <text:p>1648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0]+[.B559]" office:value-type="float" office:value="16547" calcext:value-type="float">
            <text:p>1654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1]+[.B560]" office:value-type="float" office:value="16605" calcext:value-type="float">
            <text:p>1660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2]+[.B561]" office:value-type="float" office:value="16663" calcext:value-type="float">
            <text:p>1666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3]+[.B562]" office:value-type="float" office:value="16721" calcext:value-type="float">
            <text:p>1672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4]+[.B563]" office:value-type="float" office:value="16779" calcext:value-type="float">
            <text:p>1677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5]+[.B564]" office:value-type="float" office:value="16837" calcext:value-type="float">
            <text:p>1683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6]+[.B565]" office:value-type="float" office:value="16895" calcext:value-type="float">
            <text:p>1689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7]+[.B566]" office:value-type="float" office:value="16953" calcext:value-type="float">
            <text:p>1695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8]+[.B567]" office:value-type="float" office:value="17011" calcext:value-type="float">
            <text:p>1701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9]+[.B568]" office:value-type="float" office:value="17069" calcext:value-type="float">
            <text:p>1706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0]+[.B569]" office:value-type="float" office:value="17127" calcext:value-type="float">
            <text:p>1712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1]+[.B570]" office:value-type="float" office:value="17185" calcext:value-type="float">
            <text:p>1718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2]+[.B571]" office:value-type="float" office:value="17243" calcext:value-type="float">
            <text:p>1724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3]+[.B572]" office:value-type="float" office:value="17301" calcext:value-type="float">
            <text:p>1730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4]+[.B573]" office:value-type="float" office:value="17360" calcext:value-type="float">
            <text:p>173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5]+[.B574]" office:value-type="float" office:value="17419" calcext:value-type="float">
            <text:p>1741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6]+[.B575]" office:value-type="float" office:value="17478" calcext:value-type="float">
            <text:p>1747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7]+[.B576]" office:value-type="float" office:value="17537" calcext:value-type="float">
            <text:p>1753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78]+[.B577]" office:value-type="float" office:value="17597" calcext:value-type="float">
            <text:p>1759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79]+[.B578]" office:value-type="float" office:value="17657" calcext:value-type="float">
            <text:p>176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0]+[.B579]" office:value-type="float" office:value="17717" calcext:value-type="float">
            <text:p>177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1]+[.B580]" office:value-type="float" office:value="17777" calcext:value-type="float">
            <text:p>1777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2]+[.B581]" office:value-type="float" office:value="17837" calcext:value-type="float">
            <text:p>1783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3]+[.B582]" office:value-type="float" office:value="17897" calcext:value-type="float">
            <text:p>1789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4]+[.B583]" office:value-type="float" office:value="17957" calcext:value-type="float">
            <text:p>179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5]+[.B584]" office:value-type="float" office:value="18017" calcext:value-type="float">
            <text:p>180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6]+[.B585]" office:value-type="float" office:value="18077" calcext:value-type="float">
            <text:p>1807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7]+[.B586]" office:value-type="float" office:value="18137" calcext:value-type="float">
            <text:p>1813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8]+[.B587]" office:value-type="float" office:value="18197" calcext:value-type="float">
            <text:p>1819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9]+[.B588]" office:value-type="float" office:value="18257" calcext:value-type="float">
            <text:p>182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90]+[.B589]" office:value-type="float" office:value="18317" calcext:value-type="float">
            <text:p>1831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1]+[.B590]" office:value-type="float" office:value="18378" calcext:value-type="float">
            <text:p>1837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2]+[.B591]" office:value-type="float" office:value="18439" calcext:value-type="float">
            <text:p>1843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3]+[.B592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4]+[.B593]" office:value-type="float" office:value="18561" calcext:value-type="float">
            <text:p>185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5]+[.B594]" office:value-type="float" office:value="18622" calcext:value-type="float">
            <text:p>1862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6]+[.B595]" office:value-type="float" office:value="18683" calcext:value-type="float">
            <text:p>1868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7]+[.B596]" office:value-type="float" office:value="18744" calcext:value-type="float">
            <text:p>1874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8]+[.B597]" office:value-type="float" office:value="18805" calcext:value-type="float">
            <text:p>1880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9]+[.B598]" office:value-type="float" office:value="18866" calcext:value-type="float">
            <text:p>1886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0]+[.B599]" office:value-type="float" office:value="18927" calcext:value-type="float">
            <text:p>1892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1]+[.B600]" office:value-type="float" office:value="18988" calcext:value-type="float">
            <text:p>1898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2]+[.B601]" office:value-type="float" office:value="19049" calcext:value-type="float">
            <text:p>1904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3]+[.B602]" office:value-type="float" office:value="19110" calcext:value-type="float">
            <text:p>1911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4]+[.B603]" office:value-type="float" office:value="19171" calcext:value-type="float">
            <text:p>1917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5]+[.B604]" office:value-type="float" office:value="19233" calcext:value-type="float">
            <text:p>192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6]+[.B605]" office:value-type="float" office:value="19295" calcext:value-type="float">
            <text:p>1929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7]+[.B606]" office:value-type="float" office:value="19357" calcext:value-type="float">
            <text:p>1935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8]+[.B607]" office:value-type="float" office:value="19419" calcext:value-type="float">
            <text:p>1941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9]+[.B608]" office:value-type="float" office:value="19481" calcext:value-type="float">
            <text:p>1948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0]+[.B609]" office:value-type="float" office:value="19543" calcext:value-type="float">
            <text:p>1954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1]+[.B610]" office:value-type="float" office:value="19605" calcext:value-type="float">
            <text:p>1960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2]+[.B611]" office:value-type="float" office:value="19667" calcext:value-type="float">
            <text:p>196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3]+[.B612]" office:value-type="float" office:value="19729" calcext:value-type="float">
            <text:p>1972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4]+[.B613]" office:value-type="float" office:value="19791" calcext:value-type="float">
            <text:p>1979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5]+[.B614]" office:value-type="float" office:value="19854" calcext:value-type="float">
            <text:p>1985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6]+[.B615]" office:value-type="float" office:value="19917" calcext:value-type="float">
            <text:p>1991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7]+[.B616]" office:value-type="float" office:value="19980" calcext:value-type="float">
            <text:p>1998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8]+[.B617]" office:value-type="float" office:value="20043" calcext:value-type="float">
            <text:p>2004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9]+[.B618]" office:value-type="float" office:value="20106" calcext:value-type="float">
            <text:p>2010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20]+[.B619]" office:value-type="float" office:value="20169" calcext:value-type="float">
            <text:p>2016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1]+[.B620]" office:value-type="float" office:value="20233" calcext:value-type="float">
            <text:p>202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2]+[.B621]" office:value-type="float" office:value="20297" calcext:value-type="float">
            <text:p>202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3]+[.B622]" office:value-type="float" office:value="20361" calcext:value-type="float">
            <text:p>2036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4]+[.B623]" office:value-type="float" office:value="20425" calcext:value-type="float">
            <text:p>2042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5]+[.B624]" office:value-type="float" office:value="20489" calcext:value-type="float">
            <text:p>2048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6]+[.B625]" office:value-type="float" office:value="20553" calcext:value-type="float">
            <text:p>2055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7]+[.B626]" office:value-type="float" office:value="20617" calcext:value-type="float">
            <text:p>2061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8]+[.B627]" office:value-type="float" office:value="20681" calcext:value-type="float">
            <text:p>206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9]+[.B628]" office:value-type="float" office:value="20745" calcext:value-type="float">
            <text:p>2074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0]+[.B629]" office:value-type="float" office:value="20809" calcext:value-type="float">
            <text:p>2080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1]+[.B630]" office:value-type="float" office:value="20873" calcext:value-type="float">
            <text:p>2087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2]+[.B631]" office:value-type="float" office:value="20937" calcext:value-type="float">
            <text:p>209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3]+[.B632]" office:value-type="float" office:value="21001" calcext:value-type="float">
            <text:p>2100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4]+[.B633]" office:value-type="float" office:value="21066" calcext:value-type="float">
            <text:p>2106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5]+[.B634]" office:value-type="float" office:value="21131" calcext:value-type="float">
            <text:p>2113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6]+[.B635]" office:value-type="float" office:value="21196" calcext:value-type="float">
            <text:p>2119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7]+[.B636]" office:value-type="float" office:value="21261" calcext:value-type="float">
            <text:p>2126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8]+[.B637]" office:value-type="float" office:value="21326" calcext:value-type="float">
            <text:p>2132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9]+[.B638]" office:value-type="float" office:value="21391" calcext:value-type="float">
            <text:p>2139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0]+[.B639]" office:value-type="float" office:value="21456" calcext:value-type="float">
            <text:p>2145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1]+[.B640]" office:value-type="float" office:value="21521" calcext:value-type="float">
            <text:p>2152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2]+[.B641]" office:value-type="float" office:value="21586" calcext:value-type="float">
            <text:p>2158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3]+[.B642]" office:value-type="float" office:value="21651" calcext:value-type="float">
            <text:p>2165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4]+[.B643]" office:value-type="float" office:value="21717" calcext:value-type="float">
            <text:p>2171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5]+[.B644]" office:value-type="float" office:value="21783" calcext:value-type="float">
            <text:p>2178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6]+[.B645]" office:value-type="float" office:value="21849" calcext:value-type="float">
            <text:p>2184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7]+[.B646]" office:value-type="float" office:value="21915" calcext:value-type="float">
            <text:p>2191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8]+[.B647]" office:value-type="float" office:value="21981" calcext:value-type="float">
            <text:p>2198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9]+[.B648]" office:value-type="float" office:value="22047" calcext:value-type="float">
            <text:p>2204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0]+[.B649]" office:value-type="float" office:value="22113" calcext:value-type="float">
            <text:p>2211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1]+[.B650]" office:value-type="float" office:value="22179" calcext:value-type="float">
            <text:p>2217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2]+[.B651]" office:value-type="float" office:value="22245" calcext:value-type="float">
            <text:p>2224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3]+[.B652]" office:value-type="float" office:value="22311" calcext:value-type="float">
            <text:p>2231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4]+[.B653]" office:value-type="float" office:value="22377" calcext:value-type="float">
            <text:p>2237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5]+[.B654]" office:value-type="float" office:value="22443" calcext:value-type="float">
            <text:p>2244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6]+[.B655]" office:value-type="float" office:value="22509" calcext:value-type="float">
            <text:p>2250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7]+[.B656]" office:value-type="float" office:value="22575" calcext:value-type="float">
            <text:p>2257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8]+[.B657]" office:value-type="float" office:value="22641" calcext:value-type="float">
            <text:p>2264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9]+[.B658]" office:value-type="float" office:value="22707" calcext:value-type="float">
            <text:p>2270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60]+[.B659]" office:value-type="float" office:value="22773" calcext:value-type="float">
            <text:p>2277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1]+[.B660]" office:value-type="float" office:value="22840" calcext:value-type="float">
            <text:p>2284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2]+[.B661]" office:value-type="float" office:value="22907" calcext:value-type="float">
            <text:p>2290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3]+[.B662]" office:value-type="float" office:value="22974" calcext:value-type="float">
            <text:p>2297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4]+[.B663]" office:value-type="float" office:value="23041" calcext:value-type="float">
            <text:p>2304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5]+[.B664]" office:value-type="float" office:value="23108" calcext:value-type="float">
            <text:p>231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6]+[.B665]" office:value-type="float" office:value="23175" calcext:value-type="float">
            <text:p>2317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67]+[.B666]" office:value-type="float" office:value="23243" calcext:value-type="float">
            <text:p>2324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68]+[.B667]" office:value-type="float" office:value="23311" calcext:value-type="float">
            <text:p>2331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69]+[.B668]" office:value-type="float" office:value="23379" calcext:value-type="float">
            <text:p>2337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70]+[.B669]" office:value-type="float" office:value="23447" calcext:value-type="float">
            <text:p>2344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71]+[.B670]" office:value-type="float" office:value="23515" calcext:value-type="float">
            <text:p>2351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2]+[.B671]" office:value-type="float" office:value="23584" calcext:value-type="float">
            <text:p>2358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3]+[.B672]" office:value-type="float" office:value="23653" calcext:value-type="float">
            <text:p>2365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4]+[.B673]" office:value-type="float" office:value="23722" calcext:value-type="float">
            <text:p>2372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5]+[.B674]" office:value-type="float" office:value="23791" calcext:value-type="float">
            <text:p>2379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6]+[.B675]" office:value-type="float" office:value="23860" calcext:value-type="float">
            <text:p>2386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7]+[.B676]" office:value-type="float" office:value="23929" calcext:value-type="float">
            <text:p>2392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8]+[.B677]" office:value-type="float" office:value="23998" calcext:value-type="float">
            <text:p>239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9]+[.B678]" office:value-type="float" office:value="24067" calcext:value-type="float">
            <text:p>240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0]+[.B679]" office:value-type="float" office:value="24136" calcext:value-type="float">
            <text:p>2413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1]+[.B680]" office:value-type="float" office:value="24205" calcext:value-type="float">
            <text:p>2420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2]+[.B681]" office:value-type="float" office:value="24274" calcext:value-type="float">
            <text:p>2427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3]+[.B682]" office:value-type="float" office:value="24343" calcext:value-type="float">
            <text:p>2434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4]+[.B683]" office:value-type="float" office:value="24412" calcext:value-type="float">
            <text:p>2441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5]+[.B684]" office:value-type="float" office:value="24482" calcext:value-type="float">
            <text:p>2448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6]+[.B685]" office:value-type="float" office:value="24552" calcext:value-type="float">
            <text:p>245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7]+[.B686]" office:value-type="float" office:value="24622" calcext:value-type="float">
            <text:p>2462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8]+[.B687]" office:value-type="float" office:value="24692" calcext:value-type="float">
            <text:p>2469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9]+[.B688]" office:value-type="float" office:value="24762" calcext:value-type="float">
            <text:p>2476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90]+[.B689]" office:value-type="float" office:value="24832" calcext:value-type="float">
            <text:p>2483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91]+[.B690]" office:value-type="float" office:value="24902" calcext:value-type="float">
            <text:p>2490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2]+[.B691]" office:value-type="float" office:value="24973" calcext:value-type="float">
            <text:p>249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3]+[.B692]" office:value-type="float" office:value="25044" calcext:value-type="float">
            <text:p>2504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4]+[.B693]" office:value-type="float" office:value="25115" calcext:value-type="float">
            <text:p>2511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5]+[.B694]" office:value-type="float" office:value="25186" calcext:value-type="float">
            <text:p>2518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6]+[.B695]" office:value-type="float" office:value="25257" calcext:value-type="float">
            <text:p>2525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7]+[.B696]" office:value-type="float" office:value="25328" calcext:value-type="float">
            <text:p>2532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98]+[.B697]" office:value-type="float" office:value="25400" calcext:value-type="float">
            <text:p>2540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99]+[.B698]" office:value-type="float" office:value="25472" calcext:value-type="float">
            <text:p>2547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0]+[.B699]" office:value-type="float" office:value="25544" calcext:value-type="float">
            <text:p>2554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1]+[.B700]" office:value-type="float" office:value="25616" calcext:value-type="float">
            <text:p>2561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2]+[.B701]" office:value-type="float" office:value="25688" calcext:value-type="float">
            <text:p>2568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3]+[.B702]" office:value-type="float" office:value="25760" calcext:value-type="float">
            <text:p>2576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4]+[.B703]" office:value-type="float" office:value="25832" calcext:value-type="float">
            <text:p>2583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5]+[.B704]" office:value-type="float" office:value="25904" calcext:value-type="float">
            <text:p>2590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6]+[.B705]" office:value-type="float" office:value="25976" calcext:value-type="float">
            <text:p>2597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7]+[.B706]" office:value-type="float" office:value="26048" calcext:value-type="float">
            <text:p>2604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08]+[.B707]" office:value-type="float" office:value="26121" calcext:value-type="float">
            <text:p>2612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09]+[.B708]" office:value-type="float" office:value="26194" calcext:value-type="float">
            <text:p>2619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0]+[.B709]" office:value-type="float" office:value="26267" calcext:value-type="float">
            <text:p>262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1]+[.B710]" office:value-type="float" office:value="26340" calcext:value-type="float">
            <text:p>2634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2]+[.B711]" office:value-type="float" office:value="26413" calcext:value-type="float">
            <text:p>2641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3]+[.B712]" office:value-type="float" office:value="26486" calcext:value-type="float">
            <text:p>2648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4]+[.B713]" office:value-type="float" office:value="26559" calcext:value-type="float">
            <text:p>2655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5]+[.B714]" office:value-type="float" office:value="26632" calcext:value-type="float">
            <text:p>2663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6]+[.B715]"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7]+[.B716]" office:value-type="float" office:value="26778" calcext:value-type="float">
            <text:p>2677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8]+[.B717]" office:value-type="float" office:value="26851" calcext:value-type="float">
            <text:p>2685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9]+[.B718]" office:value-type="float" office:value="26924" calcext:value-type="float">
            <text:p>2692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0]+[.B719]" office:value-type="float" office:value="26998" calcext:value-type="float">
            <text:p>2699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1]+[.B720]" office:value-type="float" office:value="27072" calcext:value-type="float">
            <text:p>2707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2]+[.B721]" office:value-type="float" office:value="27146" calcext:value-type="float">
            <text:p>2714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3]+[.B722]" office:value-type="float" office:value="27220" calcext:value-type="float">
            <text:p>2722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4]+[.B723]" office:value-type="float" office:value="27294" calcext:value-type="float">
            <text:p>2729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5]+[.B724]" office:value-type="float" office:value="27368" calcext:value-type="float">
            <text:p>2736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6]+[.B725]" office:value-type="float" office:value="27442" calcext:value-type="float">
            <text:p>2744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7]+[.B726]" office:value-type="float" office:value="27516" calcext:value-type="float">
            <text:p>2751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8]+[.B727]" office:value-type="float" office:value="27590" calcext:value-type="float">
            <text:p>2759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9]+[.B728]" office:value-type="float" office:value="27664" calcext:value-type="float">
            <text:p>2766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0]+[.B729]" office:value-type="float" office:value="27738" calcext:value-type="float">
            <text:p>2773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1]+[.B730]" office:value-type="float" office:value="27812" calcext:value-type="float">
            <text:p>2781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2]+[.B731]" office:value-type="float" office:value="27886" calcext:value-type="float">
            <text:p>2788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3]+[.B732]" office:value-type="float" office:value="27960" calcext:value-type="float">
            <text:p>2796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4]+[.B733]" office:value-type="float" office:value="28034" calcext:value-type="float">
            <text:p>2803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5]+[.B734]" office:value-type="float" office:value="28109" calcext:value-type="float">
            <text:p>2810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6]+[.B735]" office:value-type="float" office:value="28184" calcext:value-type="float">
            <text:p>2818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7]+[.B736]" office:value-type="float" office:value="28259" calcext:value-type="float">
            <text:p>2825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8]+[.B737]" office:value-type="float" office:value="28334" calcext:value-type="float">
            <text:p>2833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9]+[.B738]" office:value-type="float" office:value="28409" calcext:value-type="float">
            <text:p>2840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0]+[.B739]" office:value-type="float" office:value="28484" calcext:value-type="float">
            <text:p>2848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1]+[.B740]" office:value-type="float" office:value="28559" calcext:value-type="float">
            <text:p>2855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2]+[.B741]" office:value-type="float" office:value="28634" calcext:value-type="float">
            <text:p>2863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3]+[.B742]" office:value-type="float" office:value="28709" calcext:value-type="float">
            <text:p>2870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4]+[.B743]" office:value-type="float" office:value="28807" calcext:value-type="float">
            <text:p>2880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5]+[.B744]" office:value-type="float" office:value="28905" calcext:value-type="float">
            <text:p>2890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6]+[.B745]" office:value-type="float" office:value="29003" calcext:value-type="float">
            <text:p>2900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7]+[.B746]" office:value-type="float" office:value="29101" calcext:value-type="float">
            <text:p>2910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8]+[.B747]" office:value-type="float" office:value="29199" calcext:value-type="float">
            <text:p>2919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9]+[.B748]" office:value-type="float" office:value="29297" calcext:value-type="float">
            <text:p>292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50]+[.B749]" office:value-type="float" office:value="29395" calcext:value-type="float">
            <text:p>2939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1]+[.B750]" office:value-type="float" office:value="29494" calcext:value-type="float">
            <text:p>2949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2]+[.B751]" office:value-type="float" office:value="29593" calcext:value-type="float">
            <text:p>2959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3]+[.B752]" office:value-type="float" office:value="29692" calcext:value-type="float">
            <text:p>2969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4]+[.B753]" office:value-type="float" office:value="29791" calcext:value-type="float">
            <text:p>2979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5]+[.B754]" office:value-type="float" office:value="29890" calcext:value-type="float">
            <text:p>2989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6]+[.B755]" office:value-type="float" office:value="29989" calcext:value-type="float">
            <text:p>299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7]+[.B756]" office:value-type="float" office:value="30089" calcext:value-type="float">
            <text:p>300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8]+[.B757]" office:value-type="float" office:value="30189" calcext:value-type="float">
            <text:p>301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9]+[.B758]" office:value-type="float" office:value="30289" calcext:value-type="float">
            <text:p>302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0]+[.B759]" office:value-type="float" office:value="30389" calcext:value-type="float">
            <text:p>303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1]+[.B760]" office:value-type="float" office:value="30489" calcext:value-type="float">
            <text:p>304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2]+[.B761]" office:value-type="float" office:value="30589" calcext:value-type="float">
            <text:p>305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3]+[.B762]" office:value-type="float" office:value="30689" calcext:value-type="float">
            <text:p>306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4]+[.B763]" office:value-type="float" office:value="30789" calcext:value-type="float">
            <text:p>307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5]+[.B764]" office:value-type="float" office:value="30889" calcext:value-type="float">
            <text:p>308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6]+[.B765]" office:value-type="float" office:value="30989" calcext:value-type="float">
            <text:p>309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7]+[.B766]" office:value-type="float" office:value="31089" calcext:value-type="float">
            <text:p>310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8]+[.B767]" office:value-type="float" office:value="31189" calcext:value-type="float">
            <text:p>311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9]+[.B768]" office:value-type="float" office:value="31289" calcext:value-type="float">
            <text:p>312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70]+[.B769]" office:value-type="float" office:value="31389" calcext:value-type="float">
            <text:p>3138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8:14:13.519229017</meta:creation-date>
    <dc:date>2024-03-09T08:52:05.104968916</dc:date>
    <meta:editing-duration>PT27M18S</meta:editing-duration>
    <meta:editing-cycles>1</meta:editing-cycles>
    <meta:document-statistic meta:table-count="1" meta:cell-count="1544" meta:object-count="0"/>
    <meta:generator>LibreOffice/24.2.0.3$Linux_X86_64 LibreOffice_project/420$Build-3</meta:generator>
  </office:meta>
</office:document-meta>
</file>